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0.9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6.4cm"/>
      <style:paragraph-properties style:writing-mode="lr-tb"/>
    </style:style>
    <style:style style:name="gr3" style:family="graphic" style:parent-style-name="objectwithoutfill">
      <style:graphic-properties svg:stroke-color="#000000" draw:marker-start="Circle" draw:marker-end="Rounded_20_short_20_Arrow" draw:marker-end-width="0.3cm" draw:fill="solid" draw:textarea-vertical-align="middle"/>
    </style:style>
    <style:style style:name="P1" style:family="paragraph">
      <style:paragraph-properties fo:text-align="start" style:writing-mode="lr-tb"/>
      <style:text-properties style:font-name="Inconsolata1"/>
    </style:style>
    <style:style style:name="P2" style:family="paragraph">
      <loext:graphic-properties draw:fill="none"/>
      <style:paragraph-properties fo:text-align="start" style:writing-mode="lr-tb"/>
      <style:text-properties style:font-name="Inconsolata1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Inconsolata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2" xml:id="id1" draw:id="id1" draw:layer="layout" svg:width="1.4cm" svg:height="1.2cm" svg:x="7.6cm" svg:y="3cm">
            <text:p text:style-name="P1"><text:span text:style-name="T1">p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6.9cm" svg:height="1.2cm" svg:x="10.6cm" svg:y="3cm">
            <text:p text:style-name="P1"><text:span text:style-name="T1">age</text:span><text:span text:style-name="T1">:24</text:span><text:span text:style-name="T1">, </text:span><text:span text:style-name="T1">nam</text:span><text:span text:style-name="T1">e:"</text:span><text:span text:style-name="T1">ali</text:span><text:span text:style-name="T1">ce"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3" draw:layer="layout" svg:x1="9cm" svg:y1="3.6cm" svg:x2="10.6cm" svg:y2="3.6cm" draw:start-shape="id1" draw:start-glue-point="1" draw:end-shape="id2" draw:end-glue-point="3" svg:d="M9000 3600h1600" svg:viewBox="0 0 1601 1">
            <text:p/>
          </draw:connector>
          <draw:custom-shape draw:style-name="gr1" draw:text-style-name="P2" xml:id="id3" draw:id="id3" draw:layer="layout" svg:width="1.4cm" svg:height="1.2cm" svg:x="4.7cm" svg:y="3cm">
            <text:p text:style-name="P1"><text:span text:style-name="T1">p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6.1cm" svg:y1="3.6cm" svg:x2="7.6cm" svg:y2="3.6cm" draw:start-shape="id3" draw:start-glue-point="1" draw:end-shape="id1" draw:end-glue-point="3" svg:d="M6100 3600h1500" svg:viewBox="0 0 1501 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1T16:23:29.117992647</meta:creation-date>
    <dc:date>2020-03-07T22:09:33.864464311</dc:date>
    <meta:editing-duration>PT30M32S</meta:editing-duration>
    <meta:editing-cycles>7</meta:editing-cycles>
    <meta:generator>LibreOffice/6.4.1.2$Linux_X86_64 LibreOffice_project/4d224e95b98b138af42a64d84056446d09082932</meta:generator>
    <meta:document-statistic meta:object-count="6"/>
  </office:meta>
</office:document-meta>
</file>